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e91" officeooo:paragraph-rsid="0013de91"/>
    </style:style>
    <style:style style:name="P2" style:family="paragraph" style:parent-style-name="Standard" style:list-style-name="L1">
      <style:text-properties officeooo:rsid="0013de91" officeooo:paragraph-rsid="0013de91"/>
    </style:style>
    <style:style style:name="P3" style:family="paragraph" style:parent-style-name="Standard" style:list-style-name="L1">
      <style:text-properties officeooo:rsid="00159f2f" officeooo:paragraph-rsid="00159f2f"/>
    </style:style>
    <style:style style:name="P4" style:family="paragraph" style:parent-style-name="Standard">
      <style:text-properties officeooo:rsid="00159f2f" officeooo:paragraph-rsid="00159f2f"/>
    </style:style>
    <style:style style:name="P5" style:family="paragraph" style:parent-style-name="Standard" style:list-style-name="L2">
      <style:text-properties officeooo:rsid="00159f2f" officeooo:paragraph-rsid="00159f2f"/>
    </style:style>
    <style:style style:name="P6" style:family="paragraph" style:parent-style-name="Standard" style:list-style-name="L3">
      <style:text-properties officeooo:rsid="00159f2f" officeooo:paragraph-rsid="00159f2f"/>
    </style:style>
    <style:style style:name="P7" style:family="paragraph" style:parent-style-name="Standard" style:list-style-name="L1">
      <style:text-properties officeooo:rsid="00183ca4" officeooo:paragraph-rsid="00183ca4"/>
    </style:style>
    <style:style style:name="P8" style:family="paragraph" style:parent-style-name="Standard" style:list-style-name="L1">
      <style:text-properties officeooo:rsid="001a2a4d" officeooo:paragraph-rsid="001a2a4d"/>
    </style:style>
    <style:style style:name="P9" style:family="paragraph" style:parent-style-name="Standard" style:list-style-name="L1">
      <style:text-properties officeooo:rsid="001a808d" officeooo:paragraph-rsid="001a808d"/>
    </style:style>
    <style:style style:name="P10" style:family="paragraph" style:parent-style-name="Standard" style:list-style-name="L1">
      <style:text-properties officeooo:rsid="001d224a" officeooo:paragraph-rsid="001d224a"/>
    </style:style>
    <style:style style:name="P11" style:family="paragraph" style:parent-style-name="Standard" style:list-style-name="L1">
      <style:text-properties officeooo:rsid="001ea57a" officeooo:paragraph-rsid="001ea57a"/>
    </style:style>
    <style:style style:name="P12" style:family="paragraph" style:parent-style-name="Standard" style:list-style-name="L1">
      <style:text-properties officeooo:rsid="00204920" officeooo:paragraph-rsid="00204920"/>
    </style:style>
    <style:style style:name="P13" style:family="paragraph" style:parent-style-name="Standard" style:list-style-name="L1">
      <style:text-properties officeooo:rsid="0021e864" officeooo:paragraph-rsid="0021e864"/>
    </style:style>
    <style:style style:name="T1" style:family="text">
      <style:text-properties officeooo:rsid="00155095"/>
    </style:style>
    <style:style style:name="T2" style:family="text">
      <style:text-properties officeooo:rsid="00183ca4"/>
    </style:style>
    <style:style style:name="T3" style:family="text">
      <style:text-properties officeooo:rsid="001a808d"/>
    </style:style>
    <style:style style:name="T4" style:family="text">
      <style:text-properties officeooo:rsid="001c6d9a"/>
    </style:style>
    <style:style style:name="T5" style:family="text">
      <style:text-properties officeooo:rsid="001d224a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<text:span text:style-name="T1">Quejas</text:span></text:p>
      <text:p text:style-name="P1"><text:tab/><text:span text:style-name="T2">(Después/durante un proceso de conciliación)</text:span></text:p>
      <text:list xml:id="list344747777" text:style-name="L1">
        <text:list-item>
          <text:p text:style-name="P2">Incumplimiento de Convenio de Cumplimiento Inmediato</text:p>
        </text:list-item>
        <text:list-item>
          <text:p text:style-name="P2">Rechazo del ofrecimiento realizado por un Proveedor</text:p>
        </text:list-item>
        <text:list-item>
          <text:p text:style-name="P2">Imposibilidad de comunicación con el Proveedor</text:p>
        </text:list-item>
        <text:list-item>
          <text:p text:style-name="P2">Ratificación de un Convenio con Cumplimiento Futuro</text:p>
        </text:list-item>
        <text:list-item>
          <text:p text:style-name="P13">Suspensión del servicio de prestación o suministro periódico durante un periodo de conciliación</text:p>
          <text:p text:style-name="P2"/>
        </text:list-item>
      </text:list>
      <text:p text:style-name="P1"><text:tab/><text:span text:style-name="T2">(Queja sin proceso conciliatorio previo)</text:span></text:p>
      <text:list xml:id="list172921854747411" text:continue-numbering="true" text:style-name="L1">
        <text:list-item>
          <text:p text:style-name="P3">Incumplimiento <text:span text:style-name="T4">o negación </text:span>de Garantía <text:span text:style-name="T4">en periodo válido acordado</text:span></text:p>
        </text:list-item>
        <text:list-item>
          <text:p text:style-name="P7">Incuplimiento de los términos y condiciones <text:span text:style-name="T3">del servicio o producto</text:span></text:p>
        </text:list-item>
        <text:list-item>
          <text:p text:style-name="P7">Cambio de términos y condiciones especificados sin consentimiento del Consumido</text:p>
        </text:list-item>
        <text:list-item>
          <text:p text:style-name="P10">Entrega en malas condiciones de producto o servicio</text:p>
        </text:list-item>
        <text:list-item>
          <text:p text:style-name="P3">Negación de un servicio <text:span text:style-name="T4">o producto adquirido</text:span></text:p>
        </text:list-item>
        <text:list-item>
          <text:p text:style-name="P3">Tarifa no correspondiente al consumo <text:span text:style-name="T5">real</text:span></text:p>
        </text:list-item>
        <text:list-item>
          <text:p text:style-name="P8">Cargo o cobro por un bien o servicio de forma automática sin previo y claro aviso al consumidor</text:p>
        </text:list-item>
        <text:list-item>
          <text:p text:style-name="P8">Negación a cubrir gastos de transporte en la devolución de un producto defectuoso</text:p>
        </text:list-item>
        <text:list-item>
          <text:p text:style-name="P8">Reemplazo de piezas o refacciones no nuevas o no apropiadas al producto</text:p>
        </text:list-item>
        <text:list-item>
          <text:p text:style-name="P9">Difusión de información referente a una transacción electrónica a terceros sin permiso expreso de consumidor</text:p>
        </text:list-item>
        <text:list-item>
          <text:p text:style-name="P11">Negación a la restitución, reducción de precio o compensación de un bien o servicio con defectos o vicios ocultos que disminuyen la calidad, le hagan impropio para el uso o no ofrezca la seguridad esperada de un uso razonable del bien o servicio</text:p>
        </text:list-item>
        <text:list-item>
          <text:p text:style-name="P12">Negación a la reposición o devolución de un producto con contenido neto menor al especificado</text:p>
        </text:list-item>
        <text:list-item>
          <text:p text:style-name="P12">Negación a la reposición o devolución de un producto con marca o especificaciones y demás elementos que no cumplen con las normas oficiales mexicanas</text:p>
        </text:list-item>
        <text:list-item>
          <text:p text:style-name="P12">Negación a la bonificación o compensación de un servicio deficiente, no prestado o proporcione por causas imputables al proveedor</text:p>
        </text:list-item>
      </text:list>
      <text:p text:style-name="P4"/>
      <text:p text:style-name="P4">Requisitos en una Queja</text:p>
      <text:list xml:id="list2559177799" text:style-name="L3">
        <text:list-item>
          <text:p text:style-name="P6">Tipo de Queja</text:p>
        </text:list-item>
        <text:list-item>
          <text:p text:style-name="P6">Asunto de la Queja</text:p>
        </text:list-item>
      </text:list>
      <text:list xml:id="list3567010986" text:style-name="L2">
        <text:list-item>
          <text:p text:style-name="P5">Contrato, recibo o comprobante de compra</text:p>
        </text:list-item>
        <text:list-item>
          <text:p text:style-name="P5">Nombre y domicilio del proveedor</text:p>
        </text:list-item>
        <text:list-item>
          <text:p text:style-name="P5">Descripción del bien o servicio que se reclama y la narración de lo hechos que dieron lugar a quej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6:11:13.253724237</meta:creation-date>
    <dc:date>2019-10-19T17:28:41.762398593</dc:date>
    <meta:editing-duration>PT46M52S</meta:editing-duration>
    <meta:editing-cycles>12</meta:editing-cycles>
    <meta:generator>LibreOffice/6.2.7.1$Linux_X86_64 LibreOffice_project/20$Build-1</meta:generator>
    <meta:document-statistic meta:table-count="0" meta:image-count="0" meta:object-count="0" meta:page-count="1" meta:paragraph-count="29" meta:word-count="327" meta:character-count="1963" meta:non-whitespace-character-count="1687"/>
  </office:meta>
</office:document-meta>
</file>